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c45a5" officeooo:paragraph-rsid="001c45a5"/>
    </style:style>
    <style:style style:name="P5" style:family="paragraph" style:parent-style-name="Standard">
      <style:text-properties officeooo:rsid="001d530e" officeooo:paragraph-rsid="001d530e"/>
    </style:style>
    <style:style style:name="P6" style:family="paragraph" style:parent-style-name="Standard">
      <style:paragraph-properties fo:text-align="center" style:justify-single-word="false"/>
      <style:text-properties officeooo:rsid="001c45a5" officeooo:paragraph-rsid="001c45a5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text-properties officeooo:rsid="001985cb" officeooo:paragraph-rsid="001985cb"/>
    </style:style>
    <style:style style:name="T1" style:family="text">
      <style:text-properties officeooo:rsid="001d530e"/>
    </style:style>
    <style:style style:name="T2" style:family="text">
      <style:text-properties officeooo:rsid="002059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Parc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 <text:span text:style-name="T2">parco</text:span>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1:16:10.731255631</dc:date>
    <meta:editing-duration>PT14M47S</meta:editing-duration>
    <meta:editing-cycles>6</meta:editing-cycles>
    <meta:document-statistic meta:table-count="2" meta:image-count="0" meta:object-count="0" meta:page-count="1" meta:paragraph-count="35" meta:word-count="51" meta:character-count="357" meta:non-whitespace-character-count="341"/>
  </office:meta>
</office:document-meta>
</file>